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office:automatic-styles>
  <office:body>
    <office:text>
      <text:h text:style-name="Title">Méthode de Qualification et de Sélection de logiciels Open Source (QSOS)</text:h>
      <text:p text:style-name="Author">Laurent Baudrillard</text:p>
      <text:p text:style-name="Author">Olivier Pilot</text:p>
      <text:p text:style-name="Author">Gonéri Le Bouder</text:p>
      <text:p text:style-name="Author">Raphaël Semeteys</text:p>
      <text:p text:style-name="Date">Version 2.0 - 10/01/2013</text:p>
      <text:h text:style-name="Heading_20_1" text:outline-level="1">TODO</text:h>
      <text:list text:style-name="L1">
        <text:list-item>
          <text:p text:style-name="P1">insérer le titre et le logo</text:p>
        </text:list-item>
        <text:list-item>
          <text:p text:style-name="P1">traiter les différents TODO inséres dans le texte</text:p>
        </text:list-item>
        <text:list-item>
          <text:p text:style-name="P1">utiliser des templates pour : toc, header, footer</text:p>
        </text:list-item>
        <text:list-item>
          <text:p text:style-name="P1">éventuellement : ajouer un chapitre Legal sur ce que l'on peut et ne peut pas faire...</text:p>
        </text:list-item>
      </text:list>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le Texte de Première de Couverture étant : « Ce document est disponibles sur <text:a xlink:type="simple" xlink:href="http://www.qsos.org" office:name=""><text:span text:style-name="Definition"><text:span text:style-name="Teletype">http://www.qsos.org</text:span></text:span></text:a>. »,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2">
        <text:list-item>
          <text:p text:style-name="P2">Quel logiciel répond le mieux à mes besoins techniques actuels et prévus ?</text:p>
        </text:list-item>
        <text:list-item>
          <text:p text:style-name="P2">Quel logiciel répond le mieux à mes besoins fonctionnels actuels et prévus ?</text:p>
        </text:list-item>
        <text:list-item>
          <text:p text:style-name="P2">Voici quelques questions que devrait se poser toute entreprise avant de prendre une décision :</text:p>
        </text:list-item>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Origin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Origin, a décidé de placer la méthode QSOS et les documents générés lors de son application (grilles fonctionnelles, fiches d'identité et fiches d'évaluation) sous la licence libre GNU Free Documentation License.</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Version</text:p>
            </table:table-cell>
            <table:table-cell table:style-name="Table1.A1" office:value-type="string">
              <text:p text:style-name="P5">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6">1.0</text:p>
          </table:table-cell>
          <table:table-cell table:style-name="Table1.A1" office:value-type="string">
            <text:p text:style-name="P7">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6">1.1</text:p>
          </table:table-cell>
          <table:table-cell table:style-name="Table1.A1" office:value-type="string">
            <text:p text:style-name="P7">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6">1.2</text:p>
          </table:table-cell>
          <table:table-cell table:style-name="Table1.A1" office:value-type="string">
            <text:p text:style-name="P7">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6">1.3</text:p>
          </table:table-cell>
          <table:table-cell table:style-name="Table1.A1" office:value-type="string">
            <text:p text:style-name="P7">17/11/04</text:p>
          </table:table-cell>
          <table:table-cell table:style-name="Table1.A1" office:value-type="string">
            <text:p text:style-name="Table_20_Contents">Raphaël SEMETEYS</text:p>
          </table:table-cell>
          <table:table-cell table:style-name="Table1.A1" office:value-type="string">
    </table:table-cell>
        </table:table-row>
        <table:table-row>
          <table:table-cell table:style-name="Table1.A1" office:value-type="string">
            <text:p text:style-name="P6">1.4</text:p>
          </table:table-cell>
          <table:table-cell table:style-name="Table1.A1" office:value-type="string">
            <text:p text:style-name="P7">23/11/05</text:p>
          </table:table-cell>
          <table:table-cell table:style-name="Table1.A1" office:value-type="string">
            <text:p text:style-name="Table_20_Contents">Raphaël SEMETEYS</text:p>
          </table:table-cell>
          <table:table-cell table:style-name="Table1.A1" office:value-type="string">
            <text:p text:style-name="Table_20_Contents">Corrections typographiques, note de licence et de l'historique.</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Olivier PILOT</text:p>
          </table:table-cell>
          <table:table-cell table:style-name="Table1.A1" office:value-type="string">
            <text:p text:style-name="Table_20_Contents">Nouveau logo.</text:p>
          </table:table-cell>
        </table:table-row>
        <table:table-row>
          <table:table-cell table:style-name="Table1.A1" office:value-type="string">
            <text:p text:style-name="P6">1.5</text:p>
          </table:table-cell>
          <table:table-cell table:style-name="Table1.A1" office:value-type="string">
            <text:p text:style-name="P7">19/01/06</text:p>
          </table:table-cell>
          <table:table-cell table:style-name="Table1.A1" office:value-type="string">
            <text:p text:style-name="Table_20_Contents">Gonéri LE BOUDER</text:p>
          </table:table-cell>
          <table:table-cell table:style-name="Table1.A1" office:value-type="string">
            <text:p text:style-name="Table_20_Contents">Passage à LaTeX. Changement de licence vers la GNU FDL.</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Raphaël SEMETEYS</text:p>
          </table:table-cell>
          <table:table-cell table:style-name="Table1.A1" office:value-type="string">
            <text:p text:style-name="Table_20_Contents">Manifeste QSOS.</text:p>
          </table:table-cell>
        </table:table-row>
        <table:table-row>
          <table:table-cell table:style-name="Table1.A1" office:value-type="string">
            <text:p text:style-name="P6">1.6</text:p>
          </table:table-cell>
          <table:table-cell table:style-name="Table1.A1" office:value-type="string">
            <text:p text:style-name="P7">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 des critères.</text:p>
          </table:table-cell>
        </table:table-row>
        <table:table-row>
          <table:table-cell table:style-name="Table1.A1" office:value-type="string">
            <text:p text:style-name="P6">2.0</text:p>
          </table:table-cell>
          <table:table-cell table:style-name="Table1.A1" office:value-type="string">
            <text:p text:style-name="P7">TODO</text:p>
          </table:table-cell>
          <table:table-cell table:style-name="Table1.A1" office:value-type="string">
            <text:p text:style-name="Table_20_Contents">Raphaël SEMETEYS</text:p>
          </table:table-cell>
          <table:table-cell table:style-name="Table1.A1" office:value-type="string">
            <text:p text:style-name="Table_20_Contents">TODO</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Origin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8">les personnes curieuses de se documenter sur la méthode à titre professionnel comme personnel ;</text:p>
        </text:list-item>
        <text:list-item>
          <text:p text:style-name="P8">les communautés des projets Open Source ;</text:p>
        </text:list-item>
        <text:list-item>
          <text:p text:style-name="P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TODO : insérer schéma processus</text:p>
      <table:table table:name="Table2" table:style-name="Table2">
        <table:table-column table:style-name="Table2.A"/>
        <table:table-column table:style-name="Table2.B"/>
        <table:table-header-rows>
          <table:table-row>
            <table:table-cell table:style-name="Table2.A1" office:value-type="string">
              <text:p text:style-name="P9">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0">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0">Évaluer</text:p>
          </table:table-cell>
          <table:table-cell table:style-name="Table2.A1" office:value-type="string">
            <text:p text:style-name="Table_20_Contents">Évaluation d'une version de logiciel par rapport aux trois axes de critères suivants : couverture fonctionnelle du logiciel, risques liés à la maturité du projet développent le logiciel (ceci indépendamment de tout contexte utilisateur particulier).</text:p>
          </table:table-cell>
        </table:table-row>
        <table:table-row>
          <table:table-cell table:style-name="Table2.A1" office:value-type="string">
            <text:p text:style-name="P10">Qualifier</text:p>
          </table:table-cell>
          <table:table-cell table:style-name="Table2.A1" office:value-type="string">
            <text:p text:style-name="Table_20_Contents">Pondération des critères constituant les trois axes en fonction du contexte (besoins de l'utilisateur et/ou stratégie retenue par le prestataire de services).</text:p>
          </table:table-cell>
        </table:table-row>
        <table:table-row>
          <table:table-cell table:style-name="Table2.A1" office:value-type="string">
            <text:p text:style-name="P10">Sélectionner</text:p>
          </table:table-cell>
          <table:table-cell table:style-name="Table2.A1" office:value-type="string">
            <text:p text:style-name="Table_20_Contents">Utilisation du filtre constitué lors de l'étape de qualification pour procéder à des recherches, comparaisons et sélections de produits, basées sur les données des deux premières étap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TODO : insérer schéma étape 1</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1">types de logiciels : classification hiérarchique de types de logiciels et description des couvertures fonctionnelles associées à chaque type sous forme de templates ;</text:p>
        </text:list-item>
        <text:list-item>
          <text:p text:style-name="P11">types de licences : classification des types de licences libres et Open Source utilisées ;</text:p>
        </text:list-item>
        <text:list-item>
          <text:p text:style-name="P11">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2">analyse de la maturité du projet en charge du développement du logiciel ;</text:p>
        </text:list-item>
        <text:list-item>
          <text:p text:style-name="P12">analyse de de la couverture fonctionnelle du logiciel.</text:p>
        </text:list-item>
      </text:list>
      <text:p text:style-name="First_20_paragraph">La méthode QSOS définit et impose les critères d'évaluation de la maturité d'un projet.</text:p>
      <text:p text:style-name="Text_20_body">TODO : insérer schéma critères Maturité.</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3">développeur isolé : le logiciel est développé et géré par une seule personne ;</text:p>
        </text:list-item>
        <text:list-item>
          <text:p text:style-name="P13">groupe de développeurs : plusieurs personnes travaillant ensemble de manière informelle ou pas fortement industrialisée ;</text:p>
        </text:list-item>
        <text:list-item>
          <text:p text:style-name="P13">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3">entité légale : une entité légale, en général à but non lucratif, chapeaute la communauté pour généralement prendre en charge la détention des droits d'auteur ou gérer le sponsorat et les subventions associées ;</text:p>
        </text:list-item>
        <text:list-item>
          <text:p text:style-name="P13">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TODO : insérer schéma étape 2</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au chapitre 12. Ils sont complétés par des critères décrivant les fonctionnalités attendues du type de logiciel évalué.</text:p>
      <text:p text:style-name="Text_20_body">Depuis la version 2.0 de QSOS les templates sont conçus et stockés sous forme de cartes heuristiques (Mindmap). Le format de stockage retenu est celui utilisé par le logiciel libre Freemind (<text:a xlink:type="simple" xlink:href="http://freemind.sourceforge.net" office:name=""><text:span text:style-name="Definition"><text:span text:style-name="Teletype">http://freemind.sourceforge.net</text:span></text:span></text:a>). Se reporter au chapitre 10.1 pour plus de détails sur ce point.</text:p>
      <text:p text:style-name="Text_20_body">Les évaluations elles-mêmes sont stockées dans un format XML propre à QSOS, décrit plus loin.</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4">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5">0</text:p>
          </table:table-cell>
          <table:table-cell table:style-name="Table3.A1" office:value-type="string">
            <text:p text:style-name="Table_20_Contents">Fonctionnalité non couverte.</text:p>
          </table:table-cell>
        </table:table-row>
        <table:table-row>
          <table:table-cell table:style-name="Table3.A1" office:value-type="string">
            <text:p text:style-name="P15">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5">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TODO : insérer schéma étape 3</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16">critère non pertinent, à ne pas intégrer au filtre ;</text:p>
        </text:list-item>
        <text:list-item>
          <text:p text:style-name="P16">critère pertinent ;</text:p>
        </text:list-item>
        <text:list-item>
          <text:p text:style-name="P16">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17">fonctionnalité requise ;</text:p>
        </text:list-item>
        <text:list-item>
          <text:p text:style-name="P17">fonctionnalité optionnelle ;</text:p>
        </text:list-item>
        <text:list-item>
          <text:p text:style-name="P17">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TODO : insérer schéma étape 4</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18">la sélection stricte ;</text:p>
        </text:list-item>
        <text:list-item>
          <text:p text:style-name="P18">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19">élimination des logiciels ne correspondant pas au filtre sur la fiche d'identité ;</text:p>
        </text:list-item>
        <text:list-item>
          <text:p text:style-name="P19">élimination des logiciels n'offrant pas les fonctionnalité requises par le filtre sur la couverture fonctionnelle ;</text:p>
        </text:list-item>
        <text:list-item>
          <text:p text:style-name="P19">élimination des logiciels dont les critères de maturité ne satisfont pas aux pertinences définies par ou avec l'utilisateur :</text:p>
          <text:list text:style-name="L12">
            <text:list-item>
              <text:p text:style-name="P20">la note d'un critère pertinent doit être au moins égale à 1 ;</text:p>
            </text:list-item>
            <text:list-item>
              <text:p text:style-name="P20">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Pondération</text:span><text:span text:style-name="T2"> </text:span><text:span text:style-name="T3">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1">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2">3</text:p>
          </table:table-cell>
        </table:table-row>
        <table:table-row>
          <table:table-cell table:style-name="Table4.A1" office:value-type="string">
            <text:p text:style-name="Table_20_Contents">Fonctionnalité optionnelle</text:p>
          </table:table-cell>
          <table:table-cell table:style-name="Table4.A1" office:value-type="string">
            <text:p text:style-name="P22">1</text:p>
          </table:table-cell>
        </table:table-row>
        <table:table-row>
          <table:table-cell table:style-name="Table4.A1" office:value-type="string">
            <text:p text:style-name="Table_20_Contents">Fonctionnalité non requise</text:p>
          </table:table-cell>
          <table:table-cell table:style-name="Table4.A1" office:value-type="string">
            <text:p text:style-name="P22">0</text:p>
          </table:table-cell>
        </table:table-row>
      </table:table>
      <text:p text:style-name="First_20_paragraph"><text:span text:style-name="T4">Pondération</text:span><text:span text:style-name="T5"> </text:span><text:span text:style-name="T6">sur</text:span><text:span text:style-name="T7"> </text:span><text:span text:style-name="T8">la</text:span><text:span text:style-name="T9"> </text:span><text:span text:style-name="T10">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3">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4">3</text:p>
          </table:table-cell>
        </table:table-row>
        <table:table-row>
          <table:table-cell table:style-name="Table5.A1" office:value-type="string">
            <text:p text:style-name="Table_20_Contents">Critère pertinent</text:p>
          </table:table-cell>
          <table:table-cell table:style-name="Table5.A1" office:value-type="string">
            <text:p text:style-name="P24">1</text:p>
          </table:table-cell>
        </table:table-row>
        <table:table-row>
          <table:table-cell table:style-name="Table5.A1" office:value-type="string">
            <text:p text:style-name="Table_20_Contents">Critère critique</text:p>
          </table:table-cell>
          <table:table-cell table:style-name="Table5.A1" office:value-type="string">
            <text:p text:style-name="P24">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text:p>
      <text:p text:style-name="Text_20_body">TODO : Comparaison synthétique selon les axes de plus haut niveau du template d'évaluation.</text:p>
      <text:p text:style-name="Text_20_body">TODO : Positionnement des logiciels en fonction des notes sur l'axe Maturité et la pondération des axes fonctionnels.</text:p>
      <text:p text:style-name="Text_20_body">TODO : Visualisation des évaluations sous forme de tableau (sans les commentaires).</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25">gérer les évolutions de la méthode et du format de stockage des fiches d'évaluations ;</text:p>
        </text:list-item>
        <text:list-item>
          <text:p text:style-name="P25">centraliser les référentiels et notamment le stockage des templates, des fiches d'identité et des fiches d'évaluations ;</text:p>
        </text:list-item>
        <text:list-item>
          <text:p text:style-name="P25">fournir des outils pour faciliter l'application de la méthode QSOS ;</text:p>
        </text:list-item>
        <text:list-item>
          <text:p text:style-name="P25">assister les utilisateurs dans l'utilisation de la méthode via des bonnes pratiques et des espaces de communication.</text:p>
        </text:list-item>
      </text:list>
      <text:h text:style-name="Heading_20_2" text:outline-level="2">Formats utilisés</text:h>
      <text:h text:style-name="Heading_20_3" text:outline-level="3">Templates (.mm)</text:h>
      <text:p text:style-name="First_20_paragraph">Les templates d'évaluations sont décrits et stockés au format défini et utilisé par le logiciel libre FreeMind (extension .mm), destiné à la création de cartes heuristiques (ou mindmaps en anglais).</text:p>
      <text:p text:style-name="Text_20_body">Ce format est décrit sur le site officiel du projet (<text:a xlink:type="simple" xlink:href="http://freemind.sourceforge.net" office:name=""><text:span text:style-name="Definition"><text:span text:style-name="Teletype">http://freemind.sourceforge.net</text:span></text:span></text:a>).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TODO : insérer schéma explicatif FreeMind</text:p>
      <text:p text:style-name="Text_20_body">Les cartes heuristiques représentant des templates QSOS doivent respecter un formalisme particulier pour pouvoir être transformées en fiches d'évaluation :</text:p>
      <text:p text:style-name="Text_20_body">. les descriptions des critères doivent être entourées (menu « Format/Bubble » de FreeMind) ;</text:p>
      <text:p text:style-name="Text_20_body">. les descriptions des notes 0, 1 et 2.</text:p>
      <text:p text:style-name="Text_20_body">Le fichier XSL permettant de transformer les templates en fiches d'évaluations est disponible sur le site Web du projet QSOS. FreeMind permet d'appliquer la transformation via le menu « File/Export/Using XSLT... ».</text:p>
      <text:h text:style-name="Heading_20_3" text:outline-level="3">Évaluations (.qsos)</text:h>
      <text:p text:style-name="First_20_paragraph">Les évaluations sont décrites et stockées dans un format pivot XML spécifique à QSOS. La DTD de ce schéma XML est disponible sur le site Web du projet QSOS. Ce chapitre en décrit les principes de structuration.<text:line-break/>L'extension des fichiers est .qsos.</text:p>
      <text:p text:style-name="Text_20_body">La balise principale est <text:span text:style-name="Teletype">&lt;document/&gt;</text:span>, elle est constituée ainsi :</text:p>
      <text:list text:style-name="L14">
        <text:list-item>
          <text:p text:style-name="P26">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6">un ou plusieurs axes (<text:span text:style-name="Teletype">&lt;section/&gt;</text:span>) de critères d'évaluation :</text:p>
          <text:list text:style-name="L15">
            <text:list-item>
              <text:p text:style-name="P27">eux-mêmes composés de critères d'évaluation (<text:span text:style-name="Teletype">&lt;element/&gt;</text:span>) pouvant être imbriqués les uns dans les autres, et des descriptions (<text:span text:style-name="Teletype">&lt;desc/&gt;</text:span>) ;</text:p>
            </text:list-item>
            <text:list-item>
              <text:p text:style-name="P27">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TODO : renvoyer vers le schéma XSD.</text:p>
      <text:p text:style-name="Text_20_body">Ci-suit une illustration de cette structuration.</text:p>
      <text:p text:style-name="Text_20_body">TODO: insérer exemple tronqué</text:p>
      <text:h text:style-name="Heading_20_2" text:outline-level="2">Outils proposés</text:h>
      <text:p text:style-name="First_20_paragraph">TODO : présenter les outils vi une MAJ du schéma, rester pas trop adhérent des implémentations actuelles.</text:p>
      <text:h text:style-name="Heading_20_1" text:outline-level="1">Annexe : critères de Maturité QSOS</text:h>
      <text:p text:style-name="First_20_paragraph">TODO : insérer description des critères de Maturité, le générer en Markdown via XSLT.</text:p>
      <text:p text:style-name="Text_20_body">L'utilisation de ces critères, regroupés dans une section appelée « Maturité », est obligatoire pour tout template ou toute évaluation Q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